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margin-top="0in" fo:margin-bottom="0in" style:contextual-spacing="false" fo:text-align="start" style:justify-single-word="false"/>
      <style:text-properties officeooo:rsid="000e99f1" officeooo:paragraph-rsid="000e99f1"/>
    </style:style>
    <style:style style:name="P2" style:family="paragraph" style:parent-style-name="Heading_20_1">
      <style:text-properties fo:font-size="22pt" officeooo:rsid="001330b5" officeooo:paragraph-rsid="001330b5" style:font-size-asian="18pt" style:font-size-complex="18pt"/>
    </style:style>
    <style:style style:name="P3" style:family="paragraph" style:parent-style-name="Heading_20_1">
      <style:text-properties fo:font-size="22pt" officeooo:rsid="00142fb6" officeooo:paragraph-rsid="00142fb6" style:font-size-asian="18pt" style:font-size-complex="18pt"/>
    </style:style>
    <style:style style:name="P4" style:family="paragraph" style:parent-style-name="Heading_20_1">
      <style:text-properties officeooo:rsid="000e99f1" officeooo:paragraph-rsid="0016c5d7"/>
    </style:style>
    <style:style style:name="P5" style:family="paragraph" style:parent-style-name="Heading_20_1">
      <style:paragraph-properties fo:break-before="page"/>
      <style:text-properties officeooo:rsid="000e99f1" officeooo:paragraph-rsid="0016c5d7"/>
    </style:style>
    <style:style style:name="P6" style:family="paragraph" style:parent-style-name="Heading_20_2">
      <style:text-properties officeooo:rsid="00117649" officeooo:paragraph-rsid="00117649"/>
    </style:style>
    <style:style style:name="P7" style:family="paragraph" style:parent-style-name="Heading_20_2">
      <style:text-properties officeooo:rsid="001b3a86" officeooo:paragraph-rsid="001b3a86"/>
    </style:style>
    <style:style style:name="P8" style:family="paragraph" style:parent-style-name="Text_20_body" style:list-style-name="L1">
      <style:text-properties fo:font-size="18pt" officeooo:rsid="00142fb6" officeooo:paragraph-rsid="00142fb6" style:font-size-asian="18pt" style:font-size-complex="18pt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  <style:text-properties officeooo:rsid="000e99f1" officeooo:paragraph-rsid="000e99f1"/>
    </style:style>
    <style:style style:name="P11" style:family="paragraph" style:parent-style-name="Text_20_body" style:list-style-name="L3">
      <style:text-properties officeooo:rsid="00117649" officeooo:paragraph-rsid="00117649"/>
    </style:style>
    <style:style style:name="P12" style:family="paragraph" style:parent-style-name="Text_20_body">
      <style:text-properties officeooo:paragraph-rsid="00117649"/>
    </style:style>
    <style:style style:name="P13" style:family="paragraph" style:parent-style-name="Text_20_body" style:list-style-name="L4">
      <style:text-properties officeooo:rsid="00187100" officeooo:paragraph-rsid="00187100"/>
    </style:style>
    <style:style style:name="P14" style:family="paragraph" style:parent-style-name="Text_20_body" style:list-style-name="L5">
      <style:text-properties officeooo:rsid="001a79f1" officeooo:paragraph-rsid="001a79f1"/>
    </style:style>
    <style:style style:name="P15" style:family="paragraph" style:parent-style-name="Text_20_body" style:list-style-name="L7">
      <style:text-properties officeooo:rsid="001b3a86" officeooo:paragraph-rsid="001b3a86"/>
    </style:style>
    <style:style style:name="P16" style:family="paragraph" style:parent-style-name="Text_20_body" style:list-style-name="L7">
      <style:text-properties officeooo:rsid="001b3a86" officeooo:paragraph-rsid="001cb8cf"/>
    </style:style>
    <style:style style:name="P17" style:family="paragraph" style:parent-style-name="Text_20_body" style:list-style-name="L7">
      <style:text-properties officeooo:rsid="001cb8cf" officeooo:paragraph-rsid="001cb8cf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22pt" officeooo:rsid="00187100" style:font-size-asian="18pt" style:font-size-complex="18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6pt" officeooo:rsid="00119889" style:font-size-asian="18pt" style:font-size-complex="18pt"/>
    </style:style>
    <style:style style:name="T5" style:family="text">
      <style:text-properties fo:font-size="16pt" fo:font-style="italic" style:font-size-asian="18pt" style:font-style-asian="italic" style:font-size-complex="18pt" style:font-style-complex="italic"/>
    </style:style>
    <style:style style:name="T6" style:family="text">
      <style:text-properties fo:font-size="16pt" fo:font-style="italic" officeooo:rsid="0016c5d7" style:font-size-asian="18pt" style:font-style-asian="italic" style:font-size-complex="18pt" style:font-style-complex="italic"/>
    </style:style>
    <style:style style:name="T7" style:family="text">
      <style:text-properties officeooo:rsid="001cb8cf"/>
    </style:style>
    <style:style style:name="T8" style:family="text">
      <style:text-properties officeooo:rsid="001d727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gocjacja I zarządzanie konfliktem</text:p>
      <text:h text:style-name="P2" text:outline-level="1">Zaliczenie: ocena z testu</text:h>
      <text:h text:style-name="P3" text:outline-level="1">Spis tematów:</text:h>
      <text:list text:style-name="L1">
        <text:list-header>
          <text:p text:style-name="P8">Wprowadzenie do przedmiotu</text:p>
        </text:list-header>
        <text:list-item>
          <text:p text:style-name="P8">Znaczenie negocjacji w pracy menedżera</text:p>
        </text:list-item>
        <text:list-item>
          <text:p text:style-name="P8">Style negocjaci – przykłady praktyczne</text:p>
        </text:list-item>
        <text:list-item>
          <text:p text:style-name="P8">Zadasy negocjaci – przykłady praktyczne</text:p>
        </text:list-item>
        <text:list-item>
          <text:p text:style-name="P8">Analizowanie I planowanie negocjacji w organizacjach. Asertywność.</text:p>
        </text:list-item>
        <text:list-item>
          <text:p text:style-name="P8">Diagnazowanie I analizowanie situacji konfliktowych w organizacjach.</text:p>
        </text:list-item>
      </text:list>
      <text:h text:style-name="P4" text:outline-level="1"><text:span text:style-name="T1">Wprowadzenie do przedmiotu: <text:s text:c="3"/></text:span><text:span text:style-name="T3">(</text:span><text:span text:style-name="T4">11:50am-13:20pm </text:span><text:span text:style-name="T5">22/2/2024</text:span><text:span text:style-name="T3">)</text:span></text:h>
      <text:h text:style-name="Heading_20_2" text:outline-level="2">Bariery komunikacji:</text:h>
      <text:list text:style-name="L2">
        <text:list-item>
          <text:p text:style-name="P10">Interperosnalne</text:p>
        </text:list-item>
        <text:list-item>
          <text:p text:style-name="P10">Indywidualna percepcja</text:p>
        </text:list-item>
        <text:list-item>
          <text:p text:style-name="P10">Brak asertywności</text:p>
        </text:list-item>
        <text:list-item>
          <text:p text:style-name="P10">Stereotypy</text:p>
        </text:list-item>
        <text:list-item>
          <text:p text:style-name="P10">Filtrowanie</text:p>
        </text:list-item>
        <text:list-item>
          <text:p text:style-name="P9">Brak zaufania</text:p>
        </text:list-item>
      </text:list>
      <text:h text:style-name="P6" text:outline-level="2">Bariery wynikający z braku:</text:h>
      <text:list text:style-name="L3">
        <text:list-item>
          <text:p text:style-name="P11">Świadomości w umiętności komunikatywnych</text:p>
        </text:list-item>
        <text:list-item>
          <text:p text:style-name="P11">Selektywne słuchanie</text:p>
        </text:list-item>
        <text:list-item>
          <text:p text:style-name="P11">Brak zrozumienia niewerbalnej</text:p>
        </text:list-item>
      </text:list>
      <text:p text:style-name="P12"/>
      <text:h text:style-name="P5" text:outline-level="1"><text:span text:style-name="T2">Style negocjacji</text:span><text:span text:style-name="T1">: <text:s text:c="3"/></text:span><text:span text:style-name="T3">(</text:span><text:span text:style-name="T4">11:50am-13:20pm </text:span><text:span text:style-name="T5">2</text:span><text:span text:style-name="T6">9</text:span><text:span text:style-name="T5">/2/2024</text:span><text:span text:style-name="T3">)</text:span></text:h>
      <text:h text:style-name="Heading_20_2" text:outline-level="2">Pytanie do wykładu</text:h>
      <text:list text:style-name="L4">
        <text:list-item>
          <text:p text:style-name="P13">Co to są negocjacje?</text:p>
        </text:list-item>
        <text:list-item>
          <text:p text:style-name="P13">Jakie znasz <text:s/>style negocjacji</text:p>
        </text:list-item>
        <text:list-item>
          <text:p text:style-name="P13">Co to znaczy stył niękki w negocjacji?</text:p>
        </text:list-item>
        <text:list-item>
          <text:p text:style-name="P13">Co to znaczy stył twardy negocjacji?</text:p>
        </text:list-item>
        <text:list-item>
          <text:p text:style-name="P13">Co to znaczy stył oparty na zasadach w negocjacji?</text:p>
        </text:list-item>
        <text:list-item>
          <text:p text:style-name="P13">Jakie znasz etapy prowadzenia negocjacji</text:p>
        </text:list-item>
        <text:list-item>
          <text:p text:style-name="P13">Co to znaczy trudna sytuacja w negocjacjach</text:p>
        </text:list-item>
        <text:list-item>
          <text:p text:style-name="P13">Zalecane podejście do konfliktu</text:p>
        </text:list-item>
      </text:list>
      <text:h text:style-name="Heading_20_2" text:outline-level="2">Defenicja negocjacji</text:h>
      <text:list text:style-name="L5">
        <text:list-item>
          <text:p text:style-name="P14">Łac negotium – interes</text:p>
        </text:list-item>
        <text:list-item>
          <text:p text:style-name="P14">To negitiatie – prowadzenie rozmowy w celu doprowaczenia do kompromisu przez uzgodnienia</text:p>
        </text:list-item>
        <text:list-item>
          <text:p text:style-name="P14">Powszechna def. Proces komunikowania się stron, gdy oczekują one, że porozumenie może zapewnić większe korzyści, niż działanie bez porozumienia, na właśną rękę czy wbrew sobie nawzajem.</text:p>
        </text:list-item>
        <text:list-item>
          <text:p text:style-name="P14">Głownym założeniem negocjacji jest konstuktywne porozumiewania się. Negocjacje są pewną alternatywą w rozwiązywaniu problemów.</text:p>
        </text:list-item>
        <text:list-item>
          <text:p text:style-name="P14">Negocjacja to jedna z form komunikowania się w celu wypracowania wspólnej decyzji, dającej korzyści oby stronom. Celem negocjacji jest usatysfakcjinowanie obu stron, </text:p>
          <text:p text:style-name="P14">a nie zadowolenie tylko jednej strony kosztem drugiej</text:p>
        </text:list-item>
      </text:list>
      <text:h text:style-name="P7" text:outline-level="2">Style negocjacji:</text:h>
      <text:list text:style-name="L7">
        <text:list-item>
          <text:p text:style-name="P15">Miekki: uczestnicy są przyjaciółmi</text:p>
          <text:list>
            <text:list-item>
              <text:p text:style-name="P17">Celem jest porozumienie</text:p>
            </text:list-item>
          </text:list>
        </text:list-item>
        <text:list-item>
          <text:p text:style-name="P15">Twardy: uczestnicy są przeciwkami</text:p>
          <text:list>
            <text:list-item>
              <text:p text:style-name="P17">Celem jest zwyciąźanie</text:p>
            </text:list-item>
          </text:list>
        </text:list-item>
        <text:list-item>
          <text:p text:style-name="P16">Oparty na zasadach: uczestnicy rozwiązują problem</text:p>
          <text:list>
            <text:list-item>
              <text:p text:style-name="P16"><text:span text:style-name="T7">Celem jest mądry wynik osiągnięty efektywnie i polubowni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0e99f1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8pt" fo:font-weight="bold" officeooo:rsid="000e99f1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299in" fo:margin-bottom="0.3299in" fo:margin-left="0.3in" fo:margin-right="0.325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2:16:00.573226021</meta:creation-date>
    <meta:generator>LibreOffice/24.2.0.3$Linux_X86_64 LibreOffice_project/420$Build-3</meta:generator>
    <dc:date>2024-02-29T12:46:36.774296298</dc:date>
    <meta:editing-duration>PT2H5M44S</meta:editing-duration>
    <meta:editing-cycles>14</meta:editing-cycles>
    <meta:document-statistic meta:table-count="0" meta:image-count="0" meta:object-count="0" meta:page-count="2" meta:paragraph-count="45" meta:word-count="272" meta:character-count="1917" meta:non-whitespace-character-count="1712"/>
  </office:meta>
</office:document-meta>
</file>